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b11" officeooo:paragraph-rsid="001bdb11"/>
    </style:style>
    <style:style style:name="P2" style:family="paragraph" style:parent-style-name="Standard">
      <style:text-properties officeooo:rsid="001bdb11" officeooo:paragraph-rsid="002d5460"/>
    </style:style>
    <style:style style:name="P3" style:family="paragraph" style:parent-style-name="Standard">
      <style:text-properties officeooo:rsid="001bdb11" officeooo:paragraph-rsid="0031f658"/>
    </style:style>
    <style:style style:name="P4" style:family="paragraph" style:parent-style-name="Standard">
      <style:text-properties officeooo:rsid="001bdb11" officeooo:paragraph-rsid="00352024"/>
    </style:style>
    <style:style style:name="P5" style:family="paragraph" style:parent-style-name="Standard">
      <style:text-properties officeooo:paragraph-rsid="001bdb11"/>
    </style:style>
    <style:style style:name="P6" style:family="paragraph" style:parent-style-name="Standard">
      <style:text-properties officeooo:rsid="0031f658" officeooo:paragraph-rsid="0031f658"/>
    </style:style>
    <style:style style:name="P7" style:family="paragraph" style:parent-style-name="Standard">
      <style:text-properties officeooo:rsid="0031f658" officeooo:paragraph-rsid="00321a14"/>
    </style:style>
    <style:style style:name="P8" style:family="paragraph" style:parent-style-name="Standard">
      <style:text-properties officeooo:paragraph-rsid="0031f658"/>
    </style:style>
    <style:style style:name="P9" style:family="paragraph" style:parent-style-name="Standard">
      <style:text-properties officeooo:rsid="0031f658" officeooo:paragraph-rsid="0031f658"/>
    </style:style>
    <style:style style:name="P10" style:family="paragraph" style:parent-style-name="Standard">
      <style:text-properties officeooo:rsid="001bdb11" officeooo:paragraph-rsid="0048f7a1"/>
    </style:style>
    <style:style style:name="P11" style:family="paragraph" style:parent-style-name="Standard">
      <style:text-properties officeooo:rsid="001bdb11" officeooo:paragraph-rsid="004a87f1"/>
    </style:style>
    <style:style style:name="P12" style:family="paragraph" style:parent-style-name="Standard">
      <style:text-properties officeooo:rsid="001bdb11" officeooo:paragraph-rsid="002d5460"/>
    </style:style>
    <style:style style:name="T1" style:family="text">
      <style:text-properties officeooo:rsid="001bdb11"/>
    </style:style>
    <style:style style:name="T2" style:family="text">
      <style:text-properties officeooo:rsid="001d5f6c"/>
    </style:style>
    <style:style style:name="T3" style:family="text">
      <style:text-properties officeooo:rsid="001e25be"/>
    </style:style>
    <style:style style:name="T4" style:family="text">
      <style:text-properties officeooo:rsid="001fefa1"/>
    </style:style>
    <style:style style:name="T5" style:family="text">
      <style:text-properties officeooo:rsid="002d5460"/>
    </style:style>
    <style:style style:name="T6" style:family="text">
      <style:text-properties officeooo:rsid="00321a14"/>
    </style:style>
    <style:style style:name="T7" style:family="text">
      <style:text-properties officeooo:rsid="00352024"/>
    </style:style>
    <style:style style:name="T8" style:family="text">
      <style:text-properties officeooo:rsid="0035e0b0"/>
    </style:style>
    <style:style style:name="T9" style:family="text">
      <style:text-properties officeooo:rsid="0036e7f7"/>
    </style:style>
    <style:style style:name="T10" style:family="text">
      <style:text-properties officeooo:rsid="00392cd8"/>
    </style:style>
    <style:style style:name="T11" style:family="text">
      <style:text-properties officeooo:rsid="003c9019"/>
    </style:style>
    <style:style style:name="T12" style:family="text">
      <style:text-properties officeooo:rsid="0046a7ad"/>
    </style:style>
    <style:style style:name="T13" style:family="text">
      <style:text-properties officeooo:rsid="0048651b"/>
    </style:style>
    <style:style style:name="T14" style:family="text">
      <style:text-properties officeooo:rsid="0048f7a1"/>
    </style:style>
    <style:style style:name="T15" style:family="text">
      <style:text-properties officeooo:rsid="004a87f1"/>
    </style:style>
    <style:style style:name="T16" style:family="text">
      <style:text-properties officeooo:rsid="004c1b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--- </text:span><text:span text:style-name="T4">Dateisystem</text:span></text:p>
      <text:p text:style-name="P8">→<text:span text:style-name="T11"> Enthält eine Art Inhaltstabelle, in der alle Daten und Verzeichnisse verwaltet werden.</text:span></text:p>
      <text:p text:style-name="P8"><text:tab/>→<text:span text:style-name="T11"> Um auf das Verzeichnis zugreifen zu können, benötigt das OS den entsprechenden</text:span></text:p>
      <text:p text:style-name="P8"><text:tab/><text:tab/><text:span text:style-name="T11">Treiber, z.B. NTFS oder FAT32</text:span><text:span text:style-name="T8">.</text:span></text:p>
      <text:p text:style-name="P8"/>
      <text:p text:style-name="P6">--- Virtuelles Dateisystem (VFS)</text:p>
      <text:p text:style-name="P6">- <text:span text:style-name="T12">Eine Schicht </text:span><text:span text:style-name="T13">zwischen Anwendungen und Treiber für die spezifischen Dateisysteme.</text:span></text:p>
      <text:p text:style-name="P6"><text:tab/>→ <text:span text:style-name="T12">Ermöglicht das verschiedene Dateisysteme einheitlich verwaltet werden können.</text:span></text:p>
      <text:p text:style-name="P6"/>
      <text:p text:style-name="P6">- <text:span text:style-name="T12">Zugriff durch I-Nodes (sind auf dem Dateisystem gespeichert).</text:span></text:p>
      <text:p text:style-name="P6"><text:tab/>→ <text:span text:style-name="T12">VFS nutzt die I-Nodes um die Datei oder das Verzeichnis zu finden.</text:span></text:p>
      <text:p text:style-name="P6"/>
      <text:p text:style-name="P6">→ I-Node</text:p>
      <text:p text:style-name="P6"><text:tab/>→ I-Nodes sind Datenstrukturen.</text:p>
      <text:p text:style-name="P7"><text:tab/>→<text:span text:style-name="T6"> Jede Datei und Ordner besitzen min. ein I-Node.</text:span></text:p>
      <text:p text:style-name="P7"><text:tab/>→ Enthält Metadaten über eine Datei oder Ordner.</text:p>
      <text:p text:style-name="P6"><text:tab/><text:tab/>→ z. B. Größe, Zugriffsrechte, Verweise auf Datenblöcke zu den Inhalten <text:tab/><text:tab/><text:tab/><text:tab/>einer Datei.</text:p>
      <text:p text:style-name="P6"><text:tab/>→ Eindeutig über ID adressiert.</text:p>
      <text:p text:style-name="P6"><text:tab/>→ Sind in Datenblöcke gespeichert, genauso wie Dateien nur an anderer Stelle.</text:p>
      <text:p text:style-name="P6"><text:tab/>→ Verweise werden in einer Liste in der I-Node-Datenstruktur gespeichert.</text:p>
      <text:p text:style-name="P6"><text:tab/><text:tab/>Wenn die Datei so groß wird, dass die Liste nicht mehr ausreicht, verweisen <text:tab/><text:tab/><text:tab/>die verweise auf Blöcke die ebenfalls Verweise haben.</text:p>
      <text:p text:style-name="P3"><text:tab/>→ Verzeichnisse</text:p>
      <text:p text:style-name="P3"><text:tab/><text:tab/>→ Ist eine Datei mit einer Tabelle von Dateinamen und I-Node-Adressen.</text:p>
      <text:p text:style-name="P3"><text:tab/><text:tab/><text:tab/>→ Dateinamen werden I-Node-Adressen zugeordnet, die die <text:tab/><text:tab/><text:tab/><text:tab/><text:tab/><text:tab/>Einstiegspunke zu den Informationen der Dateien liefern.</text:p>
      <text:p text:style-name="P4">→<text:span text:style-name="T7"> Treiber</text:span></text:p>
      <text:p text:style-name="P4"><text:tab/>→<text:span text:style-name="T7"> Bei Zugriff auf einer Datei, muss ein Lesebefehl mit den entsprechenden Parametern</text:span></text:p>
      <text:p text:style-name="P4"><text:tab/><text:tab/><text:span text:style-name="T7">(Adresse usw.) an den entsprechenden Controller gesendet werde.</text:span></text:p>
      <text:p text:style-name="P4"><text:tab/><text:tab/>→<text:span text:style-name="T7"> Das VFS verwendet den entsprechenden Treiber um den korrekten Lesebefehl an</text:span></text:p>
      <text:p text:style-name="P4"><text:tab/><text:tab/><text:tab/><text:span text:style-name="T7">den Controller zu senden bspw. Ein FAT-Treiber.</text:span></text:p>
      <text:p text:style-name="P4"><text:tab/><text:tab/><text:tab/>→<text:span text:style-name="T7"> Der Treiber muss das Ergebnis wieder in das VFS-Format umwandeln</text:span><text:tab/><text:tab/></text:p>
      <text:p text:style-name="P1"/>
      <text:p text:style-name="P1">- Formatierung</text:p>
      <text:p text:style-name="P1">→ <text:span text:style-name="T2">Richtet ein Dateisystem auf de</text:span><text:span text:style-name="T3">m</text:span><text:span text:style-name="T2"> Datenträger ein.</text:span></text:p>
      <text:p text:style-name="P1"/>
      <text:p text:style-name="P2">- <text:span text:style-name="T5">Image</text:span></text:p>
      <text:p text:style-name="P10">→<text:span text:style-name="T5"> </text:span><text:span text:style-name="T9">Eine Datei mit eigenem Dateisystem </text:span><text:span text:style-name="T14">(I-Nodes, Inhaltstabelle zur Verwaltung der Daten</text:span></text:p>
      <text:p text:style-name="P10"><text:span text:style-name="T9"><text:tab/></text:span><text:span text:style-name="T14">und Verzeichnisse usw.)</text:span><text:span text:style-name="T9">.</text:span></text:p>
      <text:p text:style-name="P2"><text:tab/>→<text:span text:style-name="T9"> Dadurch kann ein Betriebssystem mit seinem VFS und den Treiber des Dateisystems</text:span></text:p>
      <text:p text:style-name="P11"><text:tab/><text:tab/><text:span text:style-name="T9">auf die Datei zugreifen, als wäre es ein Datenträger und kein Order oder Datei </text:span><text:span text:style-name="T15">des</text:span></text:p>
      <text:p text:style-name="P11"><text:span text:style-name="T9"><text:tab/><text:tab/></text:span><text:span text:style-name="T15">eigenen Dateisystems</text:span><text:span text:style-name="T9">.</text:span></text:p>
      <text:p text:style-name="P2">→<text:span text:style-name="T9"> Bei der Erstellung wird die Datei erst mit dem Dateisystem z.B. FAT Formatiert und </text:span></text:p>
      <text:p text:style-name="P2"><text:tab/><text:span text:style-name="T9">dann bspw. Eine Kopie eines Ordner darauf abgelegt.</text:span></text:p>
      <text:p text:style-name="P2">→<text:span text:style-name="T10"> DVDs nutzen das UDF-Dateisystem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2:19:02.296190893</meta:creation-date>
    <meta:generator>LibreOffice/7.4.1.2$Linux_X86_64 LibreOffice_project/40$Build-2</meta:generator>
    <dc:date>2023-03-14T18:29:33.030625439</dc:date>
    <meta:editing-duration>PT2H56M59S</meta:editing-duration>
    <meta:editing-cycles>33</meta:editing-cycles>
    <meta:document-statistic meta:table-count="0" meta:image-count="0" meta:object-count="0" meta:page-count="1" meta:paragraph-count="38" meta:word-count="328" meta:character-count="2199" meta:non-whitespace-character-count="1854"/>
  </office:meta>
</office:document-meta>
</file>